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-complex="Calibri"/>
    </style:style>
    <style:style style:name="P2" style:family="paragraph" style:parent-style-name="Standard">
      <style:paragraph-properties fo:text-align="justify" style:justify-single-word="false"/>
      <style:text-properties fo:color="#000000" officeooo:rsid="001239d6" officeooo:paragraph-rsid="001239d6" style:font-name-complex="Calibri"/>
    </style:style>
    <style:style style:name="P3" style:family="paragraph" style:parent-style-name="Standard">
      <style:paragraph-properties fo:text-align="justify" style:justify-single-word="false"/>
      <style:text-properties officeooo:paragraph-rsid="001239d6"/>
    </style:style>
    <style:style style:name="P4" style:family="paragraph" style:parent-style-name="Standard">
      <style:paragraph-properties fo:text-align="justify" style:justify-single-word="false"/>
      <style:text-properties officeooo:paragraph-rsid="0012460b"/>
    </style:style>
    <style:style style:name="P5" style:family="paragraph" style:parent-style-name="Standard">
      <style:paragraph-properties fo:text-align="justify" style:justify-single-word="false"/>
      <style:text-properties officeooo:paragraph-rsid="001525c9"/>
    </style:style>
    <style:style style:name="P6" style:family="paragraph" style:parent-style-name="Standard">
      <style:paragraph-properties fo:text-align="justify" style:justify-single-word="false"/>
      <style:text-properties officeooo:paragraph-rsid="00145843"/>
    </style:style>
    <style:style style:name="P7" style:family="paragraph" style:parent-style-name="Default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Default">
      <style:paragraph-properties fo:text-align="justify" style:justify-single-word="false"/>
      <style:text-properties fo:color="#000000" fo:font-size="11pt" style:font-size-asian="11pt" style:font-name-complex="Calibri" style:font-size-complex="11pt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fo:color="#000000" style:font-name-complex="Calibri"/>
    </style:style>
    <style:style style:name="T1" style:family="text">
      <style:text-properties fo:color="#000000" officeooo:rsid="00116e2f" style:font-name-complex="Calibri"/>
    </style:style>
    <style:style style:name="T2" style:family="text">
      <style:text-properties fo:color="#000000" fo:font-size="11pt" officeooo:rsid="0012460b" style:font-size-asian="11pt" style:font-name-complex="Calibri" style:font-size-complex="11pt"/>
    </style:style>
    <style:style style:name="T3" style:family="text">
      <style:text-properties fo:color="#000000" fo:font-size="11pt" officeooo:rsid="001318ad" style:font-size-asian="11pt" style:font-name-complex="Calibri" style:font-size-complex="11pt"/>
    </style:style>
    <style:style style:name="T4" style:family="text">
      <style:text-properties fo:color="#000000" fo:font-size="11pt" officeooo:rsid="00145843" style:font-size-asian="11pt" style:font-name-complex="Calibri" style:font-size-complex="11pt"/>
    </style:style>
    <style:style style:name="T5" style:family="text">
      <style:text-properties fo:color="#000000" fo:font-size="11pt" officeooo:rsid="001239d6" style:font-size-asian="11pt" style:font-name-complex="Calibri" style:font-size-complex="11pt"/>
    </style:style>
    <style:style style:name="T6" style:family="text">
      <style:text-properties fo:color="#000000" fo:font-size="11pt" officeooo:rsid="0017966f" style:font-size-asian="11pt" style:font-name-complex="Calibri" style:font-size-complex="11pt"/>
    </style:style>
    <style:style style:name="T7" style:family="text">
      <style:text-properties fo:color="#000000" fo:font-size="11pt" officeooo:rsid="0019eff5" style:font-size-asian="11pt" style:font-name-complex="Calibri" style:font-size-complex="11pt"/>
    </style:style>
    <style:style style:name="T8" style:family="text">
      <style:text-properties fo:color="#000000" fo:font-size="11pt" officeooo:rsid="001af005" style:font-size-asian="11pt" style:font-name-complex="Calibri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16e2f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116e2f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1239d6" style:font-size-asian="11pt" style:font-weight-asian="bold" style:font-size-complex="11pt" style:font-weight-complex="bold"/>
    </style:style>
    <style:style style:name="T14" style:family="text">
      <style:text-properties officeooo:rsid="0016a7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ar <text:span text:style-name="T14">Editors,</text:span></text:p>
      <text:p text:style-name="P1"/>
      <text:p text:style-name="P3"><text:span text:style-name="T1">We would like to submit our manuscript <text:s/>entitled</text:span><text:span text:style-name="T10"> </text:span><text:span text:style-name="T9"><text:s/>“</text:span><text:span text:style-name="T11">Cloud correction of humidity radiances with case-specific uncertainty </text:span><text:span text:style-name="T12">estima</text:span><text:span text:style-name="T13">te</text:span><text:span text:style-name="T11">”</text:span><text:span text:style-name="T9"> </text:span><text:span text:style-name="T10">to be considered for publication in </text:span><text:span text:style-name="T12">Atmospheric Measurement Techniques (AMT)</text:span><text:span text:style-name="T10">. </text:span></text:p>
      <text:p text:style-name="P4"><text:span text:style-name="T2">In this study, we address the issue of cloud contamination in microwave humidity measurements </text:span><text:span text:style-name="T7">and present</text:span><text:span text:style-name="T2"> a probabilistic correction methodology based on machine learning. </text:span><text:span text:style-name="T7">The approach aims at correcting the cloud impact using</text:span><text:span text:style-name="T2"> orthogonal information from other microwave channels. The results show that the approach </text:span><text:span text:style-name="T6">is successful in correcting most of the cloud affected cases, </text:span><text:span text:style-name="T8">and the case specific uncertainties are well calibrated. </text:span></text:p>
      <text:p text:style-name="P5"><text:span text:style-name="T3">We believe that this type of work fits directly into the aims and scope of AMT. This research will </text:span><text:span text:style-name="T4">be of great interest to both data assimilation community and retrieval techniques where identification of cloud impact is vital. </text:span></text:p>
      <text:p text:style-name="P6"><text:span text:style-name="T5">The manuscript is an original research work and has neither been published elsewhere nor </text:span><text:span text:style-name="T2">it is under consideration for publication elsewhere. </text:span><text:span text:style-name="T4">All authors approve and agree with the submission of the manuscript.</text:span></text:p>
      <text:p text:style-name="P7">We have no conflicts of interest to disclose. </text:p>
      <text:p text:style-name="P8"/>
      <text:p text:style-name="P1">Thank you for your consideration of this manuscript. </text:p>
      <text:p text:style-name="P1">Sincerely,</text:p>
      <text:p text:style-name="P2">Auth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n" fo:country="US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fo:language="en" fo:country="US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Karolyn Labes</meta:initial-creator>
    <meta:creation-date>2018-08-22T15:55:00</meta:creation-date>
    <dc:date>2020-11-23T12:46:10.561339639</dc:date>
    <meta:editing-cycles>8</meta:editing-cycles>
    <meta:editing-duration>PT29M39S</meta:editing-duration>
    <meta:generator>LibreOffice/6.0.7.3$Linux_X86_64 LibreOffice_project/00m0$Build-3</meta:generator>
    <meta:document-statistic meta:table-count="0" meta:image-count="0" meta:object-count="0" meta:page-count="1" meta:paragraph-count="9" meta:word-count="180" meta:character-count="1211" meta:non-whitespace-character-count="1033"/>
  </office:meta>
</office:document-meta>
</file>